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StarSymbol" svg:font-family="StarSymbol, 'Arial Unicode MS'" style:font-charset="x-symbol"/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ula7" style:family="table">
      <style:table-properties style:width="16.272cm" fo:margin-left="0.247cm" fo:margin-right="0.48cm" table:align="margins"/>
    </style:style>
    <style:style style:name="Taula7.A" style:family="table-column">
      <style:table-column-properties style:column-width="16.272cm" style:rel-column-width="65535*"/>
    </style:style>
    <style:style style:name="Taula7.1" style:family="table-row">
      <style:table-row-properties style:row-height="1.138cm"/>
    </style:style>
    <style:style style:name="Taula7.A1" style:family="table-cell">
      <style:table-cell-properties style:vertical-align="bottom" fo:background-color="#b3b3b3" fo:padding="0.097cm" fo:border="0.002cm solid #000000">
        <style:background-image/>
      </style:table-cell-properties>
    </style:style>
    <style:style style:name="Taula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8" style:family="table">
      <style:table-properties style:width="16.999cm" table:align="margins"/>
    </style:style>
    <style:style style:name="Taula8.A" style:family="table-column">
      <style:table-column-properties style:column-width="16.999cm" style:rel-column-width="65535*"/>
    </style:style>
    <style:style style:name="Taula8.A1" style:family="table-cell">
      <style:table-cell-properties fo:background-color="#cccccc" fo:padding="0.097cm" fo:border="0.002cm solid #000000">
        <style:background-image/>
      </style:table-cell-properties>
    </style:style>
    <style:style style:name="Taula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8.A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9" style:family="table">
      <style:table-properties style:width="16.524cm" fo:margin-left="0.196cm" fo:margin-right="0.279cm" table:align="margins"/>
    </style:style>
    <style:style style:name="Taula9.A" style:family="table-column">
      <style:table-column-properties style:column-width="1.401cm" style:rel-column-width="5556*"/>
    </style:style>
    <style:style style:name="Taula9.B" style:family="table-column">
      <style:table-column-properties style:column-width="13.261cm" style:rel-column-width="52594*"/>
    </style:style>
    <style:style style:name="Taula9.C" style:family="table-column">
      <style:table-column-properties style:column-width="1.863cm" style:rel-column-width="7385*"/>
    </style:style>
    <style:style style:name="Taula9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9.C1" style:family="table-cell">
      <style:table-cell-properties fo:background-color="#b3b3b3" fo:padding="0.097cm" fo:border="0.002cm solid #000000">
        <style:background-image/>
      </style:table-cell-properties>
    </style:style>
    <style:style style:name="Taula9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ula9.B2" style:family="table-cell">
      <style:table-cell-properties fo:padding="0.097cm" fo:border-left="0.002cm solid #000000" fo:border-right="none" fo:border-top="none" fo:border-bottom="0.002cm solid #000000"/>
    </style:style>
    <style:style style:name="Taula9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ula9.4" style:family="table-row">
      <style:table-row-properties style:min-row-height="2.986cm"/>
    </style:style>
    <style:style style:name="Taula9.C4" style:family="table-cell">
      <style:table-cell-properties fo:padding="0.097cm" fo:border-left="0.002cm solid #000000" fo:border-right="0.002cm solid #000000" fo:border-top="none" fo:border-bottom="0.002cm solid #000000"/>
    </style:style>
    <style:style style:name="ExempleFitxaNucliActivitat" style:family="table">
      <style:table-properties style:width="16.545cm" fo:margin-left="0.152cm" fo:margin-right="0.302cm" table:align="margins"/>
    </style:style>
    <style:style style:name="ExempleFitxaNucliActivitat.A" style:family="table-column">
      <style:table-column-properties style:column-width="4.978cm" style:rel-column-width="19715*"/>
    </style:style>
    <style:style style:name="ExempleFitxaNucliActivitat.B" style:family="table-column">
      <style:table-column-properties style:column-width="11.568cm" style:rel-column-width="45820*"/>
    </style:style>
    <style:style style:name="ExempleFitxaNucliActivitat.A1" style:family="table-cell">
      <style:table-cell-properties fo:background-color="#b3b3b3" fo:padding="0.097cm" fo:border="0.002cm solid #000000">
        <style:background-image/>
      </style:table-cell-properties>
    </style:style>
    <style:style style:name="ExempleFitxaNucliActivitat.A2" style:family="table-cell">
      <style:table-cell-properties fo:padding="0.097cm" fo:border-left="0.002cm solid #000000" fo:border-right="none" fo:border-top="none" fo:border-bottom="0.002cm solid #000000"/>
    </style:style>
    <style:style style:name="ExempleFitxaNucliActivitat.B2" style:family="table-cell">
      <style:table-cell-properties fo:padding="0.097cm" fo:border-left="0.002cm solid #000000" fo:border-right="0.002cm solid #000000" fo:border-top="none" fo:border-bottom="0.002cm solid #000000"/>
    </style:style>
    <style:style style:name="ExempleFitxaNucliActivitat.A4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ExempleFitxaNucliActivitat.A5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" style:family="table">
      <style:table-properties style:width="16.545cm" fo:margin-left="0.152cm" fo:margin-right="0.302cm" table:align="margins"/>
    </style:style>
    <style:style style:name="Taula1.A" style:family="table-column">
      <style:table-column-properties style:column-width="4.978cm" style:rel-column-width="19715*"/>
    </style:style>
    <style:style style:name="Taula1.B" style:family="table-column">
      <style:table-column-properties style:column-width="11.568cm" style:rel-column-width="45820*"/>
    </style:style>
    <style:style style:name="Taula1.A1" style:family="table-cell">
      <style:table-cell-properties fo:background-color="#b3b3b3" fo:padding="0.097cm" fo:border="0.002cm solid #000000">
        <style:background-image/>
      </style:table-cell-properties>
    </style:style>
    <style:style style:name="Taula1.A2" style:family="table-cell">
      <style:table-cell-properties fo:padding="0.097cm" fo:border-left="0.002cm solid #000000" fo:border-right="none" fo:border-top="none" fo:border-bottom="0.002cm solid #000000"/>
    </style:style>
    <style:style style:name="Tau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.A4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.A5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ing_20_2">
      <style:paragraph-properties fo:text-align="center" style:justify-single-word="false"/>
      <style:text-properties fo:language="ca" fo:country="ES"/>
    </style:style>
    <style:style style:name="P2" style:family="paragraph" style:parent-style-name="Text_20_body">
      <style:paragraph-properties fo:text-align="center" style:justify-single-word="false"/>
      <style:text-properties fo:language="ca" fo:country="ES"/>
    </style:style>
    <style:style style:name="P3" style:family="paragraph" style:parent-style-name="Text_20_body">
      <style:paragraph-properties fo:text-align="center" style:justify-single-word="false"/>
      <style:text-properties style:font-name="Arial" fo:language="ca" fo:country="ES"/>
    </style:style>
    <style:style style:name="P4" style:family="paragraph" style:parent-style-name="Heading_20_3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5" style:family="paragraph" style:parent-style-name="Text_20_body" style:list-style-name="L2">
      <style:text-properties style:font-name="Arial" fo:font-size="9pt" fo:language="ca" fo:country="ES" style:font-size-asian="9pt" style:font-size-complex="9pt"/>
    </style:style>
    <style:style style:name="P6" style:family="paragraph" style:parent-style-name="Text_20_body" style:list-style-name="L3">
      <style:text-properties style:font-name="Arial" fo:font-size="9pt" fo:language="ca" fo:country="ES" style:font-size-asian="9pt" style:font-size-complex="9pt"/>
    </style:style>
    <style:style style:name="P7" style:family="paragraph" style:parent-style-name="Text_20_body" style:list-style-name="L4">
      <style:text-properties style:font-name="Arial" fo:font-size="9pt" fo:language="ca" fo:country="ES" style:font-size-asian="9pt" style:font-size-complex="9pt"/>
    </style:style>
    <style:style style:name="P8" style:family="paragraph" style:parent-style-name="Heading_20_3">
      <style:text-properties fo:language="ca" fo:country="ES"/>
    </style:style>
    <style:style style:name="P9" style:family="paragraph" style:parent-style-name="Table_20_Heading">
      <style:paragraph-properties fo:text-align="start" style:justify-single-word="false"/>
      <style:text-properties style:font-name="Arial" fo:language="ca" fo:country="ES"/>
    </style:style>
    <style:style style:name="P10" style:family="paragraph" style:parent-style-name="Table_20_Contents">
      <style:paragraph-properties fo:line-height="150%" fo:text-align="justify" style:justify-single-word="false"/>
      <style:text-properties style:font-name="Arial" fo:font-size="10pt" fo:language="ca" fo:country="ES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Table_20_Contents" style:list-style-name="L5">
      <style:paragraph-properties fo:line-height="150%" fo:text-align="justify" style:justify-single-word="false"/>
      <style:text-properties style:font-name="Arial" fo:font-size="9pt" fo:language="ca" fo:country="ES" style:font-size-asian="9pt" style:font-size-complex="9pt"/>
    </style:style>
    <style:style style:name="P12" style:family="paragraph" style:parent-style-name="Table_20_Contents">
      <style:paragraph-properties fo:line-height="150%" fo:text-align="justify" style:justify-single-word="false"/>
      <style:text-properties style:font-name="Arial" fo:font-size="9pt" fo:language="ca" fo:country="ES" style:font-size-asian="9pt" style:font-size-complex="9pt"/>
    </style:style>
    <style:style style:name="P13" style:family="paragraph" style:parent-style-name="Table_20_Contents" style:list-style-name="L6">
      <style:paragraph-properties fo:line-height="150%" fo:text-align="justify" style:justify-single-word="false"/>
      <style:text-properties style:font-name="Arial" fo:font-size="9pt" fo:language="ca" fo:country="ES" style:font-size-asian="9pt" style:font-size-complex="9pt"/>
    </style:style>
    <style:style style:name="P14" style:family="paragraph" style:parent-style-name="Table_20_Heading">
      <style:paragraph-properties fo:text-align="start" style:justify-single-word="false"/>
      <style:text-properties fo:language="ca" fo:country="ES"/>
    </style:style>
    <style:style style:name="P15" style:family="paragraph" style:parent-style-name="Table_20_Contents">
      <style:paragraph-properties fo:line-height="150%" fo:text-align="justify" style:justify-single-word="false"/>
      <style:text-properties style:font-name="Arial" fo:font-size="10pt" fo:language="ca" fo:country="ES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6" style:family="paragraph" style:parent-style-name="Table_20_Contents" style:list-style-name="L7">
      <style:paragraph-properties fo:line-height="150%" fo:text-align="justify" style:justify-single-word="false"/>
      <style:text-properties style:font-name="Arial" fo:font-size="9pt" fo:language="ca" fo:country="ES" style:font-size-asian="9pt" style:font-size-complex="9pt"/>
    </style:style>
    <style:style style:name="P17" style:family="paragraph" style:parent-style-name="Table_20_Contents" style:list-style-name="L8">
      <style:paragraph-properties fo:line-height="150%" fo:text-align="justify" style:justify-single-word="false"/>
      <style:text-properties style:font-name="Arial" fo:font-size="9pt" fo:language="ca" fo:country="ES" style:font-size-asian="9pt" style:font-size-complex="9pt"/>
    </style:style>
    <style:style style:name="P18" style:family="paragraph" style:parent-style-name="Table_20_Heading">
      <style:paragraph-properties fo:text-align="justify" style:justify-single-word="false"/>
    </style:style>
    <style:style style:name="P19" style:family="paragraph" style:parent-style-name="Table_20_Contents" style:list-style-name="L9">
      <style:paragraph-properties fo:line-height="150%" fo:text-align="justify" style:justify-single-word="false"/>
      <style:text-properties style:font-name="Arial" fo:font-size="9pt" fo:language="ca" fo:country="ES" style:font-size-asian="9pt" style:font-size-complex="9pt"/>
    </style:style>
    <style:style style:name="P20" style:family="paragraph" style:parent-style-name="Table_20_Heading">
      <style:text-properties fo:language="ca" fo:country="ES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justify" style:justify-single-word="false"/>
      <style:text-properties style:font-name="Arial" fo:font-size="9pt" fo:language="ca" fo:country="ES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style:font-name="Arial" fo:font-size="9pt" fo:language="ca" fo:country="ES" style:text-underline-style="none" fo:font-weight="normal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language="ca" fo:country="ES"/>
    </style:style>
    <style:style style:name="P25" style:family="paragraph" style:parent-style-name="Table_20_Contents" style:list-style-name="L10">
      <style:text-properties style:font-name="Arial" fo:font-size="9pt" fo:language="ca" fo:country="ES" style:font-size-asian="9pt" style:font-size-complex="9pt"/>
    </style:style>
    <style:style style:name="P26" style:family="paragraph" style:parent-style-name="Table_20_Contents" style:list-style-name="L10">
      <style:paragraph-properties fo:text-align="justify" style:justify-single-word="false"/>
      <style:text-properties style:font-name="Arial" fo:font-size="9pt" fo:language="ca" fo:country="ES" style:text-underline-style="none" fo:font-weight="normal" style:font-size-asian="9pt" style:font-weight-asian="normal" style:font-size-complex="9pt" style:font-weight-complex="normal"/>
    </style:style>
    <style:style style:name="P27" style:family="paragraph" style:parent-style-name="Table_20_Contents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9pt" fo:language="ca" fo:country="ES" style:text-underline-style="none" fo:font-weight="bold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9pt" fo:language="ca" fo:country="ES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29" style:family="paragraph" style:parent-style-name="Table_20_Contents" style:list-style-name="L11">
      <style:paragraph-properties fo:margin-left="-1.251cm" fo:margin-right="0cm" fo:line-height="150%" fo:text-align="justify" style:justify-single-word="false" fo:text-indent="0cm" style:auto-text-indent="false"/>
      <style:text-properties style:font-name="Arial" fo:font-size="9pt" fo:language="ca" fo:country="ES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P30" style:family="paragraph" style:parent-style-name="Table_20_Contents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9pt" fo:language="ca" fo:country="ES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P31" style:family="paragraph" style:parent-style-name="Table_20_Contents" style:list-style-name="L11">
      <style:paragraph-properties fo:margin-left="-1.251cm" fo:margin-right="0cm" fo:line-height="150%" fo:text-align="justify" style:justify-single-word="false" fo:text-indent="0cm" style:auto-text-indent="false"/>
      <style:text-properties style:font-name="Arial" fo:font-size="9pt" fo:language="ca" fo:country="ES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style:font-name="Arial" fo:font-weight="bold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language="ca" fo:country="ES" fo:font-weight="bold" style:font-weight-asian="bold" style:font-weight-complex="bold"/>
    </style:style>
    <style:style style:name="P34" style:family="paragraph" style:parent-style-name="Text_20_body">
      <style:paragraph-properties fo:line-height="150%" fo:text-align="justify" style:justify-single-word="false"/>
      <style:text-properties style:font-name="Arial" fo:language="ca" fo:country="ES" fo:font-weight="bold" style:font-weight-asian="bold" style:font-weight-complex="bold"/>
    </style:style>
    <style:style style:name="P35" style:family="paragraph" style:parent-style-name="Text_20_body" style:list-style-name="L12">
      <style:paragraph-properties fo:line-height="150%"/>
      <style:text-properties style:font-name="Arial" fo:language="ca" fo:country="ES" fo:font-weight="bold" style:font-weight-asian="bold" style:font-weight-complex="bold"/>
    </style:style>
    <style:style style:name="P36" style:family="paragraph" style:parent-style-name="Text_20_body" style:list-style-name="L12">
      <style:paragraph-properties fo:line-height="150%" fo:text-align="justify" style:justify-single-word="false"/>
    </style:style>
    <style:style style:name="P37" style:family="paragraph" style:parent-style-name="Text_20_body" style:list-style-name="L13">
      <style:paragraph-properties fo:line-height="150%" fo:text-align="justify" style:justify-single-word="false"/>
      <style:text-properties style:font-name="Arial" fo:language="ca" fo:country="ES" fo:font-weight="normal" style:font-weight-asian="normal" style:font-weight-complex="normal"/>
    </style:style>
    <style:style style:name="P38" style:family="paragraph" style:parent-style-name="Heading_20_3">
      <style:paragraph-properties fo:line-height="150%"/>
      <style:text-properties fo:language="ca" fo:country="ES"/>
    </style:style>
    <style:style style:name="P39" style:family="paragraph" style:parent-style-name="Text_20_body">
      <style:paragraph-properties fo:line-height="150%"/>
      <style:text-properties fo:language="ca" fo:country="ES" fo:font-weight="bold" style:font-weight-asian="bold" style:font-weight-complex="bold"/>
    </style:style>
    <style:style style:name="P40" style:family="paragraph" style:parent-style-name="Text_20_body" style:list-style-name="L14">
      <style:paragraph-properties fo:line-height="150%" fo:text-align="justify" style:justify-single-word="false"/>
      <style:text-properties style:font-name="Arial" fo:font-size="12pt" fo:language="ca" fo:country="ES" fo:font-weight="normal" style:font-size-asian="12pt" style:font-weight-asian="normal" style:font-size-complex="12pt" style:font-weight-complex="normal"/>
    </style:style>
    <style:style style:name="P41" style:family="paragraph" style:parent-style-name="Table_20_Contents" style:list-style-name="L14">
      <style:paragraph-properties fo:line-height="150%" fo:text-align="justify" style:justify-single-word="false"/>
      <style:text-properties style:font-name="Arial" fo:font-size="12pt" fo:language="ca" fo:country="ES" fo:font-weight="normal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line-height="150%"/>
      <style:text-properties fo:font-weight="bold" style:font-weight-asian="bold" style:font-weight-complex="bold"/>
    </style:style>
    <style:style style:name="P43" style:family="paragraph" style:parent-style-name="Text_20_body">
      <style:paragraph-properties fo:line-height="150%" fo:text-align="justify" style:justify-single-word="false"/>
      <style:text-properties style:font-name="Arial" fo:language="ca" fo:country="ES" fo:font-weight="normal" style:font-weight-asian="normal" style:font-weight-complex="normal"/>
    </style:style>
    <style:style style:name="P44" style:family="paragraph" style:parent-style-name="Text_20_body">
      <style:paragraph-properties fo:line-height="150%" fo:text-align="justify" style:justify-single-word="false"/>
      <style:text-properties style:font-name="Times New Roman1" fo:language="ca" fo:country="ES" fo:font-weight="bold" style:font-weight-asian="bold" style:font-weight-complex="bold"/>
    </style:style>
    <style:style style:name="P45" style:family="paragraph" style:parent-style-name="Text_20_body" style:list-style-name="L15">
      <style:paragraph-properties fo:line-height="150%" fo:text-align="center" style:justify-single-word="false"/>
      <style:text-properties fo:font-weight="normal" style:font-weight-asian="normal" style:font-weight-complex="normal"/>
    </style:style>
    <style:style style:name="P46" style:family="paragraph" style:parent-style-name="Text_20_body">
      <style:paragraph-properties fo:line-height="150%" fo:text-align="center" style:justify-single-word="false" fo:break-before="page"/>
      <style:text-properties style:font-name="Arial" fo:language="ca" fo:country="ES" fo:font-weight="normal" style:font-weight-asian="normal" style:font-weight-complex="normal"/>
    </style:style>
    <style:style style:name="P47" style:family="paragraph" style:parent-style-name="Text_20_body">
      <style:paragraph-properties fo:line-height="150%" fo:text-align="start" style:justify-single-word="false"/>
      <style:text-properties style:font-name="Arial" fo:language="ca" fo:country="ES" fo:font-weight="bold" style:font-weight-asian="bold" style:font-weight-complex="bold"/>
    </style:style>
    <style:style style:name="P48" style:family="paragraph" style:parent-style-name="Table_20_Heading">
      <style:text-properties style:font-name="ARial" fo:language="ca" fo:country="ES"/>
    </style:style>
    <style:style style:name="P49" style:family="paragraph" style:parent-style-name="Table_20_Heading">
      <style:paragraph-properties fo:text-align="start" style:justify-single-word="false"/>
      <style:text-properties style:font-name="ARial" fo:language="ca" fo:country="ES"/>
    </style:style>
    <style:style style:name="P50" style:family="paragraph" style:parent-style-name="Table_20_Contents">
      <style:text-properties style:font-name="ARial" fo:language="ca" fo:country="ES"/>
    </style:style>
    <style:style style:name="P51" style:family="paragraph" style:parent-style-name="Table_20_Heading">
      <style:paragraph-properties fo:text-align="center" style:justify-single-word="false"/>
      <style:text-properties style:font-name="ARial" fo:language="ca" fo:country="ES"/>
    </style:style>
    <style:style style:name="P52" style:family="paragraph" style:parent-style-name="Table_20_Contents" style:list-style-name="L16">
      <style:paragraph-properties fo:margin-left="-1.251cm" fo:margin-right="0cm" fo:line-height="150%" fo:text-align="start" style:justify-single-word="false" fo:text-indent="0cm" style:auto-text-indent="false"/>
      <style:text-properties style:font-name="Arial" fo:language="ca" fo:country="ES" fo:font-style="normal" style:text-underline-style="none" fo:font-weight="normal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margin-left="0cm" fo:margin-right="-0.041cm" fo:line-height="150%" fo:text-align="center" style:justify-single-word="false" fo:hyphenation-ladder-count="no-limit" fo:text-indent="0cm" style:auto-text-indent="false">
        <style:tab-stops>
          <style:tab-stop style:position="-1cm"/>
          <style:tab-stop style:position="0.27cm"/>
          <style:tab-stop style:position="1.54cm"/>
          <style:tab-stop style:position="2.81cm"/>
          <style:tab-stop style:position="4.08cm"/>
          <style:tab-stop style:position="5.35cm"/>
          <style:tab-stop style:position="6.62cm"/>
          <style:tab-stop style:position="7.89cm"/>
          <style:tab-stop style:position="9.16cm"/>
          <style:tab-stop style:position="10.43cm"/>
          <style:tab-stop style:position="11.7cm"/>
          <style:tab-stop style:position="12.97cm"/>
          <style:tab-stop style:position="14.24cm"/>
          <style:tab-stop style:position="15.51cm"/>
          <style:tab-stop style:position="16.78cm"/>
          <style:tab-stop style:position="18.05cm"/>
        </style:tab-stops>
      </style:paragraph-properties>
      <style:text-properties style:font-name="ARial" fo:language="ca" fo:country="ES" fo:font-style="italic" fo:font-weight="bold" style:font-style-asian="italic" style:font-weight-asian="bold" fo:hyphenate="false" fo:hyphenation-remain-char-count="2" fo:hyphenation-push-char-count="2"/>
    </style:style>
    <style:style style:name="P54" style:family="paragraph" style:parent-style-name="Table_20_Heading" style:list-style-name="L17">
      <style:paragraph-properties fo:margin-left="0cm" fo:margin-right="0cm" fo:line-height="150%" fo:text-align="start" style:justify-single-word="false" fo:text-indent="0cm" style:auto-text-indent="false"/>
      <style:text-properties style:font-name="ARial" fo:language="ca" fo:country="ES" fo:font-style="normal" fo:font-weight="normal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margin-left="1cm" fo:margin-right="-0.041cm" fo:line-height="150%" fo:text-align="center" style:justify-single-word="false" fo:hyphenation-ladder-count="no-limit" fo:text-indent="0cm" style:auto-text-indent="false">
        <style:tab-stops>
          <style:tab-stop style:position="-1cm"/>
          <style:tab-stop style:position="0.27cm"/>
          <style:tab-stop style:position="1.54cm"/>
          <style:tab-stop style:position="2.81cm"/>
          <style:tab-stop style:position="4.08cm"/>
          <style:tab-stop style:position="5.35cm"/>
          <style:tab-stop style:position="6.62cm"/>
          <style:tab-stop style:position="7.89cm"/>
          <style:tab-stop style:position="9.16cm"/>
          <style:tab-stop style:position="10.43cm"/>
          <style:tab-stop style:position="11.7cm"/>
          <style:tab-stop style:position="12.97cm"/>
          <style:tab-stop style:position="14.24cm"/>
          <style:tab-stop style:position="15.51cm"/>
          <style:tab-stop style:position="16.78cm"/>
          <style:tab-stop style:position="18.05cm"/>
        </style:tab-stops>
      </style:paragraph-properties>
      <style:text-properties style:font-name="ARial" fo:language="ca" fo:country="ES" fo:font-style="italic" fo:font-weight="bold" style:font-style-asian="italic" style:font-weight-asian="bold" style:font-style-complex="italic" fo:hyphenate="false" fo:hyphenation-remain-char-count="2" fo:hyphenation-push-char-count="2"/>
    </style:style>
    <style:style style:name="P56" style:family="paragraph" style:parent-style-name="Table_20_Heading" style:list-style-name="L18">
      <style:paragraph-properties fo:line-height="150%" fo:text-align="start" style:justify-single-word="false"/>
      <style:text-properties style:font-name="ARial" fo:language="ca" fo:country="ES" fo:font-style="normal" fo:font-weight="normal" style:font-style-asian="normal" style:font-weight-asian="normal" style:font-style-complex="normal" style:font-weight-complex="normal"/>
    </style:style>
    <style:style style:name="P57" style:family="paragraph" style:parent-style-name="Table_20_Heading" style:list-style-name="L19">
      <style:paragraph-properties fo:line-height="150%" fo:text-align="start" style:justify-single-word="false"/>
      <style:text-properties style:font-name="ARial" fo:language="ca" fo:country="ES" fo:font-style="normal" fo:font-weight="normal" style:font-style-asian="normal" style:font-weight-asian="normal" style:font-style-complex="normal" style:font-weight-complex="normal"/>
    </style:style>
    <style:style style:name="P58" style:family="paragraph" style:parent-style-name="Table_20_Heading" style:list-style-name="L20">
      <style:paragraph-properties fo:line-height="150%" fo:text-align="justify" style:justify-single-word="false"/>
      <style:text-properties style:font-name="ARial" fo:language="ca" fo:country="ES" fo:font-style="normal" fo:font-weight="normal" style:font-style-asian="normal" style:font-weight-asian="normal" style:font-style-complex="normal" style:font-weight-complex="normal"/>
    </style:style>
    <style:style style:name="P59" style:family="paragraph" style:parent-style-name="Table_20_Heading" style:list-style-name="L21">
      <style:paragraph-properties fo:margin-left="0cm" fo:margin-right="0cm" fo:line-height="150%" fo:text-align="start" style:justify-single-word="false" fo:text-indent="0cm" style:auto-text-indent="false"/>
      <style:text-properties style:font-name="ARial" fo:language="ca" fo:country="ES" fo:font-style="normal" fo:font-weight="normal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break-before="page"/>
    </style:style>
    <style:style style:name="P61" style:family="paragraph" style:parent-style-name="Table_20_Heading" style:list-style-name="L22">
      <style:paragraph-properties fo:margin-left="0cm" fo:margin-right="0cm" fo:line-height="150%" fo:text-align="start" style:justify-single-word="false" fo:text-indent="0cm" style:auto-text-indent="false"/>
      <style:text-properties style:font-name="ARial" fo:language="ca" fo:country="ES" fo:font-style="normal" fo:font-weight="normal" style:font-style-asian="normal" style:font-weight-asian="normal" style:font-style-complex="normal" style:font-weight-complex="normal"/>
    </style:style>
    <style:style style:name="P62" style:family="paragraph" style:parent-style-name="Table_20_Heading" style:list-style-name="L23">
      <style:paragraph-properties fo:line-height="150%" fo:text-align="start" style:justify-single-word="false"/>
      <style:text-properties style:font-name="ARial" fo:language="ca" fo:country="ES" fo:font-style="normal" fo:font-weight="normal" style:font-style-asian="normal" style:font-weight-asian="normal" style:font-style-complex="normal" style:font-weight-complex="normal"/>
    </style:style>
    <style:style style:name="P63" style:family="paragraph" style:parent-style-name="Table_20_Heading" style:list-style-name="L24">
      <style:paragraph-properties fo:line-height="150%" fo:text-align="start" style:justify-single-word="false"/>
      <style:text-properties style:font-name="ARial" fo:language="ca" fo:country="ES" fo:font-style="normal" fo:font-weight="normal" style:font-style-asian="normal" style:font-weight-asian="normal" style:font-style-complex="normal" style:font-weight-complex="normal"/>
    </style:style>
    <style:style style:name="P64" style:family="paragraph" style:parent-style-name="Table_20_Heading" style:list-style-name="L25">
      <style:paragraph-properties fo:line-height="150%" fo:text-align="justify" style:justify-single-word="false"/>
      <style:text-properties style:font-name="ARial" fo:language="ca" fo:country="ES" fo:font-style="normal" fo:font-weight="normal" style:font-style-asian="normal" style:font-weight-asian="normal" style:font-style-complex="normal" style:font-weight-complex="normal"/>
    </style:style>
    <style:style style:name="P65" style:family="paragraph" style:parent-style-name="Table_20_Heading" style:list-style-name="L26">
      <style:paragraph-properties fo:margin-left="0cm" fo:margin-right="0cm" fo:line-height="150%" fo:text-align="start" style:justify-single-word="false" fo:text-indent="0cm" style:auto-text-indent="false"/>
      <style:text-properties style:font-name="ARial" fo:language="ca" fo:country="ES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Arial" fo:language="ca" fo:country="ES" fo:font-weight="normal" style:font-weight-asian="normal" style:font-weight-complex="normal"/>
    </style:style>
    <style:style style:name="T10" style:family="text">
      <style:text-properties style:font-name="Arial" fo:language="ca" fo:country="ES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style:font-name="Arial" fo:font-size="12pt" fo:language="ca" fo:country="ES" style:font-size-asian="12pt" style:font-size-complex="12pt"/>
    </style:style>
    <style:style style:name="T12" style:family="text">
      <style:text-properties style:font-name="Arial" fo:font-size="12pt" fo:language="ca" fo:country="ES" style:font-size-asian="12pt" style:font-size-complex="12pt"/>
    </style:style>
    <style:style style:name="T13" style:family="text">
      <style:text-properties style:font-name="Arial" fo:language="ca" fo:country="ES" fo:font-weight="bold" style:font-weight-asian="bold" style:font-weight-complex="bold"/>
    </style:style>
    <style:style style:name="T14" style:family="text">
      <style:text-properties style:font-name="Arial" fo:language="ca" fo:country="ES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05cm" text:min-label-width="0.1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5cm" text:min-label-width="0.1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5cm" text:min-label-width="0.1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 text:is-list-header="true">UNITAT DIDÀCTICA Nº 2. Protocols i arquitectures de xarxes de comunicacions. Estàndards. Associacions.</text:h>
      <text:p text:style-name="P2"/>
      <text:p text:style-name="P3">En finalitzar aquesta unitat els alumnes han de ser capaços d'assolir els següents:</text:p>
      <table:table table:name="Taula7" table:style-name="Taula7">
        <table:table-column table:style-name="Taula7.A"/>
        <table:table-header-rows>
          <table:table-row table:style-name="Taula7.1">
            <table:table-cell table:style-name="Taula7.A1" office:value-type="string">
              <text:h text:style-name="P4" text:outline-level="3" text:is-list-header="true">Objectius terminals</text:h>
            </table:table-cell>
          </table:table-row>
        </table:table-header-rows>
        <table:table-row>
          <table:table-cell table:style-name="Taula7.A2" office:value-type="string">
            <text:list text:style-name="L2">
              <text:list-item>
                <text:p text:style-name="P5">Diferenciar la composició física d'un sistema de xarxa, els medis físics de transmissió, els equips, els estàndards de funcionament i el mode de connexió, a partir de la documentació tècnica.</text:p>
              </text:list-item>
            </text:list>
          </table:table-cell>
        </table:table-row>
        <table:table-row>
          <table:table-cell table:style-name="Taula7.A2" office:value-type="string">
            <text:list text:style-name="L3">
              <text:list-item>
                <text:p text:style-name="P6">Elaborar diagrames generals i detallats per a la instal·lació del cablejat, estacions de treball i unitats de connexió de la xarxa. </text:p>
              </text:list-item>
            </text:list>
          </table:table-cell>
        </table:table-row>
        <table:table-row>
          <table:table-cell table:style-name="Taula7.A2" office:value-type="string">
            <text:list text:style-name="L4">
              <text:list-item>
                <text:p text:style-name="P7">Relacionar les necessitats de comunicació, accés de dades i documents d'una organització amb els serveis de comunicació de dades públiques i privades existents i el cost que representa.</text:p>
              </text:list-item>
            </text:list>
          </table:table-cell>
        </table:table-row>
      </table:table>
      <text:h text:style-name="P8" text:outline-level="3" text:is-list-header="true">Continguts</text:h>
      <table:table table:name="Taula8" table:style-name="Taula8">
        <table:table-column table:style-name="Taula8.A"/>
        <table:table-row>
          <table:table-cell table:style-name="Taula8.A1" office:value-type="string">
            <text:p text:style-name="P9">Fets, conceptes i sistemes conceptuals</text:p>
          </table:table-cell>
        </table:table-row>
        <table:table-row>
          <table:table-cell table:style-name="Taula8.A2" office:value-type="string">
            <text:p text:style-name="P10">Bàsics:</text:p>
            <text:list text:style-name="L5">
              <text:list-item>
                <text:p text:style-name="P11">Xarxes de comunicacions. Necessitat i aplicacions de les xarxes.</text:p>
              </text:list-item>
              <text:list-item>
                <text:p text:style-name="P11">Tipus de xarxes de comunicacions (la xarxa telefònica, la xarxa d'àrea local, les xarxes d'àrea extensa (MAN, WAN), etc.</text:p>
              </text:list-item>
              <text:list-item>
                <text:p text:style-name="P11">El concepte de Protocol. Comunicació entre sistemes.</text:p>
              </text:list-item>
              <text:list-item>
                <text:p text:style-name="P11">Normes i associacions d'estàndards.</text:p>
              </text:list-item>
              <text:list-item>
                <text:p text:style-name="P11">El model de referència OSI: estructura de capes, comunicació entre capes, serveis, primitives, identitats i interfícies.</text:p>
              </text:list-item>
              <text:list-item>
                <text:p text:style-name="P11">Els nivells OSI orientats a la xarxa (nivell físic, nivell d'enllaç i el nivell de xarxa).</text:p>
              </text:list-item>
              <text:list-item>
                <text:p text:style-name="P11">Els nivells OSI de transport i orientats a l'aplicació (nivells de transport, sessió, presentació i aplicació).</text:p>
              </text:list-item>
              <text:list-item>
                <text:p text:style-name="P11">El model d'Internet: Arquitectura TCP/IP.</text:p>
              </text:list-item>
            </text:list>
            <text:p text:style-name="P12"><text:span text:style-name="T1">Complementaris</text:span>:</text:p>
            <text:list text:style-name="L6">
              <text:list-item>
                <text:p text:style-name="P13">Xarxes en anell, xarxes FDDI, xarxes Ethernet, xarxes Frame Relay, xarxes ATM i xarxes de satèl·lits.</text:p>
              </text:list-item>
            </text:list>
          </table:table-cell>
        </table:table-row>
        <table:table-row>
          <table:table-cell table:style-name="Taula8.A3" office:value-type="string">
            <text:p text:style-name="P14">Procedimentals</text:p>
          </table:table-cell>
        </table:table-row>
        <table:table-row>
          <table:table-cell table:style-name="Taula8.A2" office:value-type="string">
            <text:p text:style-name="P15">Bàsics:</text:p>
            <text:list text:style-name="L7">
              <text:list-item>
                <text:p text:style-name="P16">Descriure els diferents tipus de xarxes: la xarxa telegràfica i la xarxa telefònica, la xarxa d'àrea local, la xarxa d'àrea extensa, les xarxes metropolitanes i les xarxes virtuals.</text:p>
              </text:list-item>
              <text:list-item>
                <text:p text:style-name="P16">Identificar els protocols utilitzats a les xarxes de comunicacions.</text:p>
              </text:list-item>
              <text:list-item>
                <text:p text:style-name="P16">Identificar els diferents tipus de xarxes, tenint en compte les seves característiques, serveis que ofereixen, l'àmbit geogràfic, la velocitat de transmissió, taxa d'error, etc.</text:p>
              </text:list-item>
              <text:list-item>
                <text:p text:style-name="P16">Descriure el model de referència OSI: estructura de capes, comunicació entre capes, tipus de serveis.</text:p>
              </text:list-item>
              <text:list-item>
                <text:p text:style-name="P16">Identificar els nivells OSI orientats a xarxa i les seves funcions: nivell físic, nivell d'enllaç i nivell de xarxa.</text:p>
              </text:list-item>
              <text:list-item>
                <text:p text:style-name="P16">Identificar els nivells OSI de transport i orientats a l'aplicació: nivells de sessió, presentació i aplicació.</text:p>
              </text:list-item>
            </text:list>
            <text:p text:style-name="P15">Complementaris:</text:p>
            <text:list text:style-name="L8">
              <text:list-item>
                <text:p text:style-name="P17">Descriure un exemple funcional de l'arquitectura OSI.</text:p>
              </text:list-item>
              <text:list-item>
                <text:p text:style-name="P17">Descriure l'estructura de les xarxes d'àrea local.</text:p>
              </text:list-item>
            </text:list>
          </table:table-cell>
        </table:table-row>
        <table:table-row>
          <table:table-cell table:style-name="Taula8.A3" office:value-type="string">
            <text:p text:style-name="P18">Actitudinals</text:p>
          </table:table-cell>
        </table:table-row>
        <table:table-row>
          <table:table-cell table:style-name="Taula8.A2" office:value-type="string">
            <text:list text:style-name="L9">
              <text:list-item>
                <text:p text:style-name="P19">La importància que tenen les arquitectures de comunicacions, ja que tota l'estructura de comunicació està organitzada jeràrquicament i sota uns protocols que estandarditzen el procés de comunicació.</text:p>
              </text:list-item>
              <text:list-item>
                <text:p text:style-name="P19">Aquest tema té un alt contingut procedimental i afavoreix la potenciació de múltiples aptituds clau com la resolució de problemes o l'organització en el treball. A més aporta formació extra de base que permet al professional potenciar la confiança en ell mateix, augmentar la seva capacitat per progressar i promocionar dins la professió i conèixer els estàndards i les seves possibles implicacions en la seguretat laboral.</text:p>
              </text:list-item>
            </text:list>
          </table:table-cell>
        </table:table-row>
      </table:table>
      <text:h text:style-name="Heading_20_3" text:outline-level="3" text:is-list-header="true">Metodologia. Nuclis d'activitat</text:h>
      <table:table table:name="Taula9" table:style-name="Taula9">
        <table:table-column table:style-name="Taula9.A"/>
        <table:table-column table:style-name="Taula9.B"/>
        <table:table-column table:style-name="Taula9.C"/>
        <table:table-header-rows>
          <table:table-row>
            <table:table-cell table:style-name="Taula9.A1" office:value-type="string">
              <text:p text:style-name="P20">Sessió</text:p>
            </table:table-cell>
            <table:table-cell table:style-name="Taula9.A1" office:value-type="string">
              <text:p text:style-name="P20">Activitats d'ensenyament-aprenentatge</text:p>
            </table:table-cell>
            <table:table-cell table:style-name="Taula9.C1" office:value-type="string">
              <text:p text:style-name="P20">Temps</text:p>
            </table:table-cell>
          </table:table-row>
        </table:table-header-rows>
        <table:table-row>
          <table:table-cell table:style-name="Taula9.A2" office:value-type="string">
            <text:p text:style-name="P21">1</text:p>
          </table:table-cell>
          <table:table-cell table:style-name="Taula9.B2" office:value-type="string">
            <text:p text:style-name="P22">NA 1. <text:s/>Activitats de presentació-motivació</text:p>
            <text:p text:style-name="P23">A través d'una exposició oral i amb l'ajuda d'unes transparències en format digital, transmetre la importància que tenen els protocols, les arquitectures de comunicacions, els estàndards i les associacions internacionals, com a normes comunes definides per la comunitat d'usuaris i desenvolupadors de xarxes de comunicacions amb l'objectiu de facilitar-ne el seu ús i desenvolupament de forma organitzada i jerarquitzada.</text:p>
          </table:table-cell>
          <table:table-cell table:style-name="Taula9.C2" office:value-type="string">
            <text:p text:style-name="P24"/>
            <text:p text:style-name="P24"/>
            <text:p text:style-name="P24"/>
            <text:p text:style-name="P24"/>
            <text:p text:style-name="P24">30 min.</text:p>
          </table:table-cell>
        </table:table-row>
        <table:table-row>
          <table:table-cell table:style-name="Taula9.A2" office:value-type="string">
            <text:p text:style-name="P21">1</text:p>
          </table:table-cell>
          <table:table-cell table:style-name="Taula9.B2" office:value-type="string">
            <text:p text:style-name="P22">NA 2. Activitats de coneixements previs</text:p>
            <text:p text:style-name="P23">Mitjançant una activitat de grup realitzaré preguntes obertes a la classe, amb l'objectiu d'esbrinar el nivell de coneixement que tenen els alumnes sobre els protocols de comunicacions, les organitzacions i els seus estàndards. L'objectiu principals es fer que s'adonin que els temes que tractarem en aquesta unitat didàctica ja formen part del seu dia a dia i que possiblement sense saber-ho ja tenen uns coneixements previs sobre protocols, arquitectures de comunicacions, etc.</text:p>
          </table:table-cell>
          <table:table-cell table:style-name="Taula9.C2" office:value-type="string">
            <text:p text:style-name="P24">30 min.</text:p>
          </table:table-cell>
        </table:table-row>
        <table:table-row table:style-name="Taula9.4">
          <table:table-cell table:style-name="Taula9.B2" office:value-type="string">
            <text:p text:style-name="P21"/>
            <text:p text:style-name="P21"/>
            <text:p text:style-name="P21"/>
            <text:p text:style-name="P21"/>
            <text:p text:style-name="P21">1, 2, 3, 4, 5, 6, 7, 8 ,9 ,10 i 11</text:p>
            <text:p text:style-name="P21"/>
            <text:p text:style-name="P21"/>
            <text:p text:style-name="P21"/>
            <text:p text:style-name="P21"/>
            <text:p text:style-name="P21"/>
            <text:p text:style-name="P21">3 i 10</text:p>
            <text:p text:style-name="P21"/>
            <text:p text:style-name="P21"/>
            <text:p text:style-name="P21"/>
            <text:p text:style-name="P21"/>
            <text:p text:style-name="P21">2, 3, 4, 5, 6, 7, 8, 9,10 </text:p>
          </table:table-cell>
          <table:table-cell table:style-name="Taula9.B2" office:value-type="string">
            <text:p text:style-name="P22">NA 3. Activitats de desenvolupament de continguts</text:p>
            <text:p text:style-name="P23"/>
            <text:p text:style-name="P23">Explicació oral amb el suport de documentació en forma de transparències digitals:</text:p>
            <text:list text:style-name="L10">
              <text:list-item>
                <text:p text:style-name="P25"><text:span text:style-name="T2">NA 3.1. </text:span>Xarxes de comunicacions. Necessitat i aplicacions de les xarxes.</text:p>
              </text:list-item>
              <text:list-item>
                <text:p text:style-name="P25"><text:span text:style-name="T2">NA 3.2. </text:span>Tipus de xarxes de comunicacions (la xarxa telefònica, la xarxa d'àrea local, les xarxes d'àrea extensa (MAN, WAN), etc.</text:p>
              </text:list-item>
              <text:list-item>
                <text:p text:style-name="P25"><text:span text:style-name="T2">NA 3.2. </text:span>El concepte de Protocol. Comunicació entre sistemes.</text:p>
              </text:list-item>
              <text:list-item>
                <text:p text:style-name="P25"><text:span text:style-name="T2">NA 3.3. </text:span>Normes i associacions d'estàndards.</text:p>
              </text:list-item>
              <text:list-item>
                <text:p text:style-name="P25"><text:span text:style-name="T2">NA 3.4. </text:span>El model de referència OSI: estructura de capes, comunicació entre capes, serveis, primitives, identitats i interfícies.</text:p>
              </text:list-item>
              <text:list-item>
                <text:p text:style-name="P25"><text:span text:style-name="T2">NA 3.5. </text:span>Els nivells OSI orientats a xarxa (nivell físic, nivell d'enllaç i el nivell de xarxa).</text:p>
              </text:list-item>
              <text:list-item>
                <text:p text:style-name="P25"><text:span text:style-name="T2">NA 3.6. </text:span>Els nivells OSI de transport i orientats a l'aplicació (nivells de transport, sessió, presentació i aplicació).</text:p>
              </text:list-item>
              <text:list-item>
                <text:p text:style-name="P26"><text:span text:style-name="T2">NA 3.7. </text:span>El model d'Internet: Arquitectura TCP/IP.</text:p>
              </text:list-item>
            </text:list>
            <text:p text:style-name="P23"/>
            <text:p text:style-name="P27">Mitjançant la tècnica de <text:span text:style-name="T3">brainstroming:</text:span></text:p>
            <text:p text:style-name="P28"><text:span text:style-name="T2">NA 4.1.</text:span><text:span text:style-name="T4"> </text:span>1era sessió. Descriurem tots junts a la pissarra els tipus de xarxes existents.</text:p>
            <text:p text:style-name="P28"><text:span text:style-name="T2">NA 4.2.</text:span><text:span text:style-name="T4"> </text:span>2ona sessió. Descriurem tots junts a la pissarra les diferents capes del model OSI i les seves funcions i posarem exemples de protocols de cada capa.</text:p>
            <text:list text:style-name="L11">
              <text:list-header>
                <text:p text:style-name="P29"/>
              </text:list-header>
            </text:list>
            <text:p text:style-name="P30">Per parelles realitzaran les següents activitats:</text:p>
            <text:list text:style-name="L11">
              <text:list-item text:start-value="1">
                <text:list>
                  <text:list-item text:start-value="1">
                    <text:list>
                      <text:list-item text:start-value="1">
                        <text:p text:style-name="P31"><text:span text:style-name="T2">NA 5.1.</text:span> Els alumnes realitzaran un esquema on identificaran i explicaran els tipus de xarxa disponibles a l'aula, així com els protocols utilitzats.</text:p>
                      </text:list-item>
                      <text:list-item>
                        <text:p text:style-name="P31"><text:span text:style-name="T2">NA 5.2.</text:span> Realitzar un treball d'investigació sobre els sistemes de comunicacions, explicant les seves característiques i funcions.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ula9.C4" office:value-type="string">
            <text:p text:style-name="P24"/>
            <text:p text:style-name="P24"/>
            <text:p text:style-name="P24"/>
            <text:p text:style-name="P24"/>
            <text:p text:style-name="P24"/>
            <text:p text:style-name="P24">50min./ sessió</text:p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>45 min./ sessió</text:p>
            <text:p text:style-name="P24"/>
            <text:p text:style-name="P24"/>
            <text:p text:style-name="P24"/>
            <text:p text:style-name="P24"/>
            <text:p text:style-name="P24">50min./ sessió</text:p>
          </table:table-cell>
        </table:table-row>
        <table:table-row>
          <table:table-cell table:style-name="Taula9.B2" office:value-type="string">
            <text:p text:style-name="P21"/>
            <text:p text:style-name="P21">10 i 11</text:p>
          </table:table-cell>
          <table:table-cell table:style-name="Taula9.B2" office:value-type="string">
            <text:p text:style-name="P22">Activitats de consolidació de coneixements</text:p>
            <text:p text:style-name="P23"/>
            <text:p text:style-name="P23"><text:span text:style-name="T5">NA 6.</text:span><text:span text:style-name="T6"> </text:span>Activitat a l'aula estructurada en forma de joc o gimcana on els alumnes hauran d'identificar un cas real de xarxa de comunicacions (la xarxa local de l'aula d'informàtica) els diferents nivells de la capa OSI. </text:p>
          </table:table-cell>
          <table:table-cell table:style-name="Taula9.C4" office:value-type="string">
            <text:p text:style-name="P24"/>
            <text:p text:style-name="P24"/>
            <text:p text:style-name="P24">50 min./ sessió</text:p>
          </table:table-cell>
        </table:table-row>
        <table:table-row>
          <table:table-cell table:style-name="Taula9.B2" office:value-type="string">
            <text:p text:style-name="P21"/>
            <text:p text:style-name="P21"/>
            <text:p text:style-name="P21">10, 11 <text:s/>i 12</text:p>
          </table:table-cell>
          <table:table-cell table:style-name="Taula9.B2" office:value-type="string">
            <text:p text:style-name="P22">Activitats de reforç</text:p>
            <text:p text:style-name="P23"/>
            <text:p text:style-name="P23"><text:span text:style-name="T5">NA 7.</text:span><text:span text:style-name="T6"> </text:span>Realitzar un treball amb els tipus de xarxes existents, tenint en compte les seves característiques, serveis que ofereixen, l'àmbit geogràfic, la velocitat de transmissió, etc.</text:p>
            <text:p text:style-name="P23"/>
          </table:table-cell>
          <table:table-cell table:style-name="Taula9.C4" office:value-type="string">
            <text:p text:style-name="P24"/>
            <text:p text:style-name="P24">50 min./ sessió</text:p>
          </table:table-cell>
        </table:table-row>
        <table:table-row>
          <table:table-cell table:style-name="Taula9.A2" office:value-type="string">
            <text:p text:style-name="P21">12</text:p>
          </table:table-cell>
          <table:table-cell table:style-name="Taula9.B2" office:value-type="string">
            <text:p text:style-name="P22"><text:span text:style-name="T7">NA 8. </text:span>Activitats d'avaluació</text:p>
            <text:p text:style-name="P23">Prova objectiva escrita de 30 preguntes curtes. L'observació i seguiment dels exercicis realitzats a classe.</text:p>
          </table:table-cell>
          <table:table-cell table:style-name="Taula9.C2" office:value-type="string">
            <text:p text:style-name="P24">100 min.</text:p>
          </table:table-cell>
        </table:table-row>
        <table:table-row>
          <table:table-cell table:style-name="Taula9.A2" table:number-columns-spanned="2" office:value-type="string">
            <text:p text:style-name="P32">Total hores:</text:p>
          </table:table-cell>
          <table:covered-table-cell/>
          <table:table-cell table:style-name="Taula9.C2" office:value-type="string">
            <text:p text:style-name="P33">30h</text:p>
          </table:table-cell>
        </table:table-row>
      </table:table>
      <text:p text:style-name="Text_20_body"/>
      <text:p text:style-name="P34">Segons els quadre d'activitats proposats s'empren en els següents:</text:p>
      <text:list text:style-name="L12">
        <text:list-item>
          <text:p text:style-name="P35">Espais: <text:span text:style-name="T8">les activitats es desenvoluparan a l'aula d'informàtica.</text:span></text:p>
        </text:list-item>
        <text:list-item>
          <text:p text:style-name="P35">Agrupaments: <text:span text:style-name="T8">les activitats a desenvolupar seran realitzades per equips de 2 a 3 alumnes, amb l'objectiu d'incentivar el treball en equip i les relacions interpersonals.</text:span></text:p>
        </text:list-item>
        <text:list-item>
          <text:p text:style-name="P35">Recursos:</text:p>
          <text:list>
            <text:list-item>
              <text:p text:style-name="P36"><text:span text:style-name="T9">El llibre de text: </text:span><text:span text:style-name="T10">Xarxes d'àrea local</text:span><text:span text:style-name="T9"> de McGraw Hill. Equips informàtics i transparències.</text:span></text:p>
            </text:list-item>
            <text:list-item>
              <text:p text:style-name="P36"><text:span text:style-name="T9">Una a</text:span><text:a xlink:type="simple" xlink:href="http://www.cs.wcu.edu/%7Eholliday/cware/Stack/Stack.html"><text:span text:style-name="T11">nimació d'una pila de protocols</text:span></text:a><text:span text:style-name="T12"> d'una pila de protocols OSI.</text:span></text:p>
            </text:list-item>
          </text:list>
        </text:list-item>
      </text:list>
      <text:list text:style-name="L13">
        <text:list-item>
          <text:p text:style-name="P37">Una sèrie d'adreces web (vegeu l'annex), que contenen informació sobre els continguts tractats en la unitat. </text:p>
        </text:list-item>
        <text:list-item>
          <text:p text:style-name="P37">Una pel·lícula de vídeo on es mostra el flux de la comunicació de dades en el model OSI.</text:p>
        </text:list-item>
      </text:list>
      <text:h text:style-name="P38" text:outline-level="3" text:is-list-header="true">Avaluació</text:h>
      <text:p text:style-name="P39">CRITERIS D'AVALUACIÓ</text:p>
      <text:list text:style-name="L14">
        <text:list-item>
          <text:p text:style-name="P40">Explicar els fonaments, tècniques i característiques bàsiques de la transmissió d'informació i els tipus de xarxes.</text:p>
        </text:list-item>
        <text:list-item>
          <text:p text:style-name="P41">Citar els diferents protocols, estàndards i associacions més utilitzats per la connexió a xarxes de comunicació públiques i privades i explicar les seves corresponent arquitectures.</text:p>
        </text:list-item>
        <text:list-item>
          <text:p text:style-name="P41">Sintetitzar els diferents nivells, funcions i serveis del model de referència per a la interconnexió de sistemes oberts, a fi d'establir la seva relació amb altres estructures i models.</text:p>
        </text:list-item>
        <text:list-item>
          <text:p text:style-name="P41">Identificar les característiques i mètodes d'accés corresponents a les arquitectures més usuals, explicant el seu funcionament bàsic i les prestacions que ofereixen.</text:p>
          <text:p text:style-name="P41"/>
        </text:list-item>
      </text:list>
      <text:p text:style-name="P42">INSTRUMENTS I PROCEDIMENTS D'AVALUACIÓ</text:p>
      <text:p text:style-name="P43">Mitjançant una prova objectiva escrita que consta de 30 preguntes curtes on s'avalua els continguts conceptuals i procedimentals.</text:p>
      <text:p text:style-name="P43">Mitjançant la fitxa de registre (veure l'Annex 1), avaluaré els continguts actitudinals: motivació i interès per la matèria, participació, observació d'activitats i assistència.</text:p>
      <text:p text:style-name="P44">CRÍTERIS DE QUALIFICACIÓ</text:p>
      <text:p text:style-name="P43">La nota d'aquesta unitat didàctica s'obté de la nota obtinguda en la prova objectiva i de les observacions anotades a la fitxa de registre, puntuant de 0 a 10 punts. El percentatge assignat a cadascuna de les parts serà:</text:p>
      <text:list text:style-name="L15">
        <text:list-item>
          <text:p text:style-name="P45"><text:span text:style-name="T13">25 % continguts conceptuals (suport), 60% procedimentals (organitzadors) i 15% actitudinals</text:span><text:span text:style-name="T14"> </text:span></text:p>
        </text:list-item>
      </text:list>
      <text:p text:style-name="P46"/>
      <text:p text:style-name="P47">ACTIVITATS</text:p>
      <table:table table:name="ExempleFitxaNucliActivitat" table:style-name="ExempleFitxaNucliActivitat">
        <table:table-column table:style-name="ExempleFitxaNucliActivitat.A"/>
        <table:table-column table:style-name="ExempleFitxaNucliActivitat.B"/>
        <table:table-row>
          <table:table-cell table:style-name="ExempleFitxaNucliActivitat.A1" table:number-columns-spanned="2" office:value-type="string">
            <text:p text:style-name="P48">FITXA NUCLI D'ACTIVITAT UD2 / NA 3.4 / 01</text:p>
            <text:p text:style-name="P48">El model de referència OSI: estructura de capes, comunicació entre capes, serveis, primitives, entitats i interfícies.</text:p>
          </table:table-cell>
          <table:covered-table-cell/>
        </table:table-row>
        <table:table-row>
          <table:table-cell table:style-name="ExempleFitxaNucliActivitat.A2" office:value-type="string">
            <text:p text:style-name="P49">Identificador de l'activitat:</text:p>
          </table:table-cell>
          <table:table-cell table:style-name="ExempleFitxaNucliActivitat.B2" office:value-type="string">
            <text:p text:style-name="P49">UD2 / NA 3.4 /01</text:p>
          </table:table-cell>
        </table:table-row>
        <table:table-row>
          <table:table-cell table:style-name="ExempleFitxaNucliActivitat.A2" office:value-type="string">
            <text:p text:style-name="P49">Durada:</text:p>
          </table:table-cell>
          <table:table-cell table:style-name="ExempleFitxaNucliActivitat.B2" office:value-type="string">
            <text:p text:style-name="P50"><text:s/>50 min.</text:p>
          </table:table-cell>
        </table:table-row>
        <table:table-row>
          <table:table-cell table:style-name="ExempleFitxaNucliActivitat.A4" table:number-columns-spanned="2" office:value-type="string">
            <text:p text:style-name="P51">Definició de l'activitat</text:p>
          </table:table-cell>
          <table:covered-table-cell/>
        </table:table-row>
        <table:table-row>
          <table:table-cell table:style-name="ExempleFitxaNucliActivitat.A5" table:number-columns-spanned="2" office:value-type="string">
            <text:list text:style-name="L16">
              <text:list-item>
                <text:list>
                  <text:list-item>
                    <text:list>
                      <text:list-item>
                        <text:p text:style-name="P52">Explicació oral amb el suport de transparències digitals del model de referència OSI.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ExempleFitxaNucliActivitat.A4" table:number-columns-spanned="2" office:value-type="string">
            <text:p text:style-name="P53">Objectius que l’alumnat ha d’assolir</text:p>
          </table:table-cell>
          <table:covered-table-cell/>
        </table:table-row>
        <table:table-row>
          <table:table-cell table:style-name="ExempleFitxaNucliActivitat.A5" table:number-columns-spanned="2" office:value-type="string">
            <text:list text:style-name="L17">
              <text:list-item>
                <text:p text:style-name="P54">Conèixer i entendre les conceptes següents:</text:p>
                <text:list>
                  <text:list-item>
                    <text:p text:style-name="P54">Estructures en capes</text:p>
                  </text:list-item>
                  <text:list-item>
                    <text:p text:style-name="P54">Mecanismes de comunicació entre capes (Interfícies, serveis i primitives)</text:p>
                  </text:list-item>
                  <text:list-item>
                    <text:p text:style-name="P54">El concepte d'entitat</text:p>
                  </text:list-item>
                </text:list>
              </text:list-item>
              <text:list-item>
                <text:p text:style-name="P54">Conèixer el model de referència OSI i els seus nivells (físic, enllaç, xarxa, transport, sessió, presentació i aplicació).</text:p>
              </text:list-item>
              <text:list-item>
                <text:p text:style-name="P54">Conèixer els protocols més importants (TCP/IP, Ethernet, HTTP, HTML, etc.)</text:p>
              </text:list-item>
              <text:list-item>
                <text:p text:style-name="P54">L'alumne ha d'entendre la importància de disposar d'un model de referència i assumir la importància que tenen i tindran els protocols, els models i els estàndards i les associacions que el promouen en el desenvolupament de la era de la informació.</text:p>
              </text:list-item>
            </text:list>
          </table:table-cell>
          <table:covered-table-cell/>
        </table:table-row>
        <table:table-row>
          <table:table-cell table:style-name="ExempleFitxaNucliActivitat.A4" table:number-columns-spanned="2" office:value-type="string">
            <text:p text:style-name="P55">Organitzadors previs</text:p>
          </table:table-cell>
          <table:covered-table-cell/>
        </table:table-row>
        <table:table-row>
          <table:table-cell table:style-name="ExempleFitxaNucliActivitat.A5" table:number-columns-spanned="2" office:value-type="string">
            <text:list text:style-name="L18">
              <text:list-item>
                <text:p text:style-name="P56">Concepte de protocol.</text:p>
              </text:list-item>
              <text:list-item>
                <text:p text:style-name="P56">Els conceptes sobre Sistemes de Comunicacions de la unitat didàctica 1.</text:p>
              </text:list-item>
              <text:list-item>
                <text:p text:style-name="P56">Els conceptes sobre Xarxes de comunicacions de la unitat didàctica 1.</text:p>
              </text:list-item>
            </text:list>
          </table:table-cell>
          <table:covered-table-cell/>
        </table:table-row>
        <table:table-row>
          <table:table-cell table:style-name="ExempleFitxaNucliActivitat.A4" table:number-columns-spanned="2" office:value-type="string">
            <text:p text:style-name="P51">Continguts a desenvolupar</text:p>
          </table:table-cell>
          <table:covered-table-cell/>
        </table:table-row>
        <table:table-row>
          <table:table-cell table:style-name="ExempleFitxaNucliActivitat.A5" table:number-columns-spanned="2" office:value-type="string">
            <text:list text:style-name="L19">
              <text:list-item>
                <text:p text:style-name="P57">Breu història del model de referència OSI. Comparativa amb TCP/IP.</text:p>
              </text:list-item>
              <text:list-item>
                <text:p text:style-name="P57">Explicació del model de referència OSI. Conceptes.</text:p>
              </text:list-item>
              <text:list-item>
                <text:p text:style-name="P57">Mitjançant una presentació dinàmica, explicar els 7 nivells del model de referència OSI.</text:p>
                <text:list>
                  <text:list-item>
                    <text:p text:style-name="P57">Exemples de programari, maquinari i agents (usuaris, màquines automatitzades) que poden intervenir en el procés de comunicacions i en quins nivells actuen.</text:p>
                  </text:list-item>
                  <text:list-item>
                    <text:p text:style-name="P57">Exemple de seguiment d'una comunicació completa (petició i recepció d'una pàgina web) passant per totes les capes OSI.</text:p>
                  </text:list-item>
                </text:list>
              </text:list-item>
              <text:list-item>
                <text:p text:style-name="P57">Presentació de la pila de protocols.</text:p>
              </text:list-item>
              <text:list-item>
                <text:p text:style-name="P57">Comunicació entre capes. Serveis, primitives, interfícies i entitats.</text:p>
              </text:list-item>
              <text:list-item>
                <text:p text:style-name="P57">Avantatges i inconvenients dels sistemes per capes.</text:p>
              </text:list-item>
              <text:list-item>
                <text:p text:style-name="P57">Importància del model OSI i dels estàndards. La Torre de Babel.</text:p>
              </text:list-item>
              <text:list-item>
                <text:p text:style-name="P57">Llista dels protocols més importants per nivells OSI<text:bookmark text:name="Network Monitoring41"/><text:bookmark text:name="Network Monitoring1"/>.</text:p>
              </text:list-item>
            </text:list>
          </table:table-cell>
          <table:covered-table-cell/>
        </table:table-row>
        <table:table-row>
          <table:table-cell table:style-name="ExempleFitxaNucliActivitat.A4" table:number-columns-spanned="2" office:value-type="string">
            <text:p text:style-name="P51">Desenvolupament de l'activitat</text:p>
          </table:table-cell>
          <table:covered-table-cell/>
        </table:table-row>
        <table:table-row>
          <table:table-cell table:style-name="ExempleFitxaNucliActivitat.A5" table:number-columns-spanned="2" office:value-type="string">
            <text:list text:style-name="L20">
              <text:list-item>
                <text:p text:style-name="P58">Exposició oral amb demostracions interactives dels continguts.</text:p>
              </text:list-item>
            </text:list>
          </table:table-cell>
          <table:covered-table-cell/>
        </table:table-row>
        <table:table-row>
          <table:table-cell table:style-name="ExempleFitxaNucliActivitat.A4" table:number-columns-spanned="2" office:value-type="string">
            <text:p text:style-name="P51">Recursos</text:p>
          </table:table-cell>
          <table:covered-table-cell/>
        </table:table-row>
        <table:table-row>
          <table:table-cell table:style-name="ExempleFitxaNucliActivitat.A5" table:number-columns-spanned="2" office:value-type="string">
            <text:list text:style-name="L21">
              <text:list-item>
                <text:p text:style-name="P59">Ordinadors connectats amb xarxa d'àrea local amb connexió a Internet.</text:p>
              </text:list-item>
              <text:list-item>
                <text:p text:style-name="P59">Transparències que els alumnes poden descarregar-se de la Intranet</text:p>
              </text:list-item>
            </text:list>
          </table:table-cell>
          <table:covered-table-cell/>
        </table:table-row>
        <table:table-row>
          <table:table-cell table:style-name="ExempleFitxaNucliActivitat.A4" table:number-columns-spanned="2" office:value-type="string">
            <text:p text:style-name="P51">Avaluació</text:p>
          </table:table-cell>
          <table:covered-table-cell/>
        </table:table-row>
        <table:table-row>
          <table:table-cell table:style-name="ExempleFitxaNucliActivitat.A5" table:number-columns-spanned="2" office:value-type="string">
            <text:p text:style-name="P43">Mitjançant la fitxa de registre (veure l'Annex 1), avaluaré els continguts actitudinals: motivació i interès per la matèria, participació i assistència, així com l'observació de la realització de les <text:s/>activitats proposades.</text:p>
          </table:table-cell>
          <table:covered-table-cell/>
        </table:table-row>
      </table:table>
      <text:p text:style-name="Standard"/>
      <text:p text:style-name="Standard"/>
      <text:p text:style-name="P60"/>
      <table:table table:name="Taula1" table:style-name="Taula1">
        <table:table-column table:style-name="Taula1.A"/>
        <table:table-column table:style-name="Taula1.B"/>
        <table:table-row>
          <table:table-cell table:style-name="Taula1.A1" table:number-columns-spanned="2" office:value-type="string">
            <text:p text:style-name="P48">FITXA NUCLI D'ACTIVITAT UD2 / NA 3.4 / 02</text:p>
            <text:p text:style-name="P48">Activitat de demostració de l'encaminament IP. Xarxa SkoleLinux.</text:p>
          </table:table-cell>
          <table:covered-table-cell/>
        </table:table-row>
        <table:table-row>
          <table:table-cell table:style-name="Taula1.A2" office:value-type="string">
            <text:p text:style-name="P49">Identificador de l'activitat:</text:p>
          </table:table-cell>
          <table:table-cell table:style-name="Taula1.B2" office:value-type="string">
            <text:p text:style-name="P49">UD2 / NA 3.4 /02</text:p>
          </table:table-cell>
        </table:table-row>
        <table:table-row>
          <table:table-cell table:style-name="Taula1.A2" office:value-type="string">
            <text:p text:style-name="P49">Durada:</text:p>
          </table:table-cell>
          <table:table-cell table:style-name="Taula1.B2" office:value-type="string">
            <text:p text:style-name="P50"><text:s/>50 min.</text:p>
          </table:table-cell>
        </table:table-row>
        <table:table-row>
          <table:table-cell table:style-name="Taula1.A4" table:number-columns-spanned="2" office:value-type="string">
            <text:p text:style-name="P51">Definició de l'activitat</text:p>
          </table:table-cell>
          <table:covered-table-cell/>
        </table:table-row>
        <table:table-row>
          <table:table-cell table:style-name="Taula1.A5" table:number-columns-spanned="2" office:value-type="string">
            <text:list text:style-name="L16">
              <text:list-item text:start-value="1">
                <text:list>
                  <text:list-item text:start-value="1">
                    <text:list>
                      <text:list-item text:start-value="1">
                        <text:p text:style-name="P52">Demostrar la existència de les capes OSI i dels diferents protocols de xarxa, mitjançant l'anàlisi de l'exemple de l'activitat anterior (petició d'una pàgina web).</text:p>
                      </text:list-item>
                      <text:list-item>
                        <text:p text:style-name="P52">Per assolir aquest objectiu utilitzarem l'analitzador de protocols Ethereal.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ula1.A4" table:number-columns-spanned="2" office:value-type="string">
            <text:p text:style-name="P53">Objectius que l’alumnat ha d’assolir</text:p>
          </table:table-cell>
          <table:covered-table-cell/>
        </table:table-row>
        <table:table-row>
          <table:table-cell table:style-name="Taula1.A5" table:number-columns-spanned="2" office:value-type="string">
            <text:list text:style-name="L22">
              <text:list-item>
                <text:p text:style-name="P61">L'objectiu d'aquesta pràctica és aportar significat i funcionalitat a l'explicació teòrica de conceptes de l'activitat anterior. Reforçar i detallar els conceptes de protocols i capes de l'arquitectura de xarxa OSI.</text:p>
              </text:list-item>
            </text:list>
          </table:table-cell>
          <table:covered-table-cell/>
        </table:table-row>
        <table:table-row>
          <table:table-cell table:style-name="Taula1.A4" table:number-columns-spanned="2" office:value-type="string">
            <text:p text:style-name="P55">Organitzadors previs</text:p>
          </table:table-cell>
          <table:covered-table-cell/>
        </table:table-row>
        <table:table-row>
          <table:table-cell table:style-name="Taula1.A5" table:number-columns-spanned="2" office:value-type="string">
            <text:list text:style-name="L23">
              <text:list-item>
                <text:p text:style-name="P62">Concepte de protocol.</text:p>
              </text:list-item>
              <text:list-item>
                <text:p text:style-name="P62">Els conceptes sobre Sistemes de Comunicacions de la unitat didàctica 1.</text:p>
              </text:list-item>
              <text:list-item>
                <text:p text:style-name="P62">Els conceptes sobre Xarxes de comunicacions de la unitat didàctica 1.</text:p>
              </text:list-item>
            </text:list>
          </table:table-cell>
          <table:covered-table-cell/>
        </table:table-row>
        <table:table-row>
          <table:table-cell table:style-name="Taula1.A4" table:number-columns-spanned="2" office:value-type="string">
            <text:p text:style-name="P51">Continguts a desenvolupar</text:p>
          </table:table-cell>
          <table:covered-table-cell/>
        </table:table-row>
        <table:table-row>
          <table:table-cell table:style-name="Taula1.A5" table:number-columns-spanned="2" office:value-type="string">
            <text:list text:style-name="L24">
              <text:list-item>
                <text:p text:style-name="P63"><text:s text:c="2"/>Captura amb Ethereal de l'exemple de petició de pàgina web</text:p>
              </text:list-item>
              <text:list-item>
                <text:p text:style-name="P63"><text:s text:c="2"/>Anàlisi en detall de la captura realitzada. Identificació dels protocols de les</text:p>
                <text:p text:style-name="P63"><text:s text:c="2"/>diferents capes de l'arquitectura OSI:</text:p>
                <text:list>
                  <text:list-item>
                    <text:p text:style-name="P63">Nivell 7. Nivell d'aplicació: Protocol HTTP.</text:p>
                  </text:list-item>
                  <text:list-item>
                    <text:p text:style-name="P63">Nivell 6. Nivell de presentació : Protocol HTML.</text:p>
                  </text:list-item>
                  <text:list-item>
                    <text:p text:style-name="P63">Nivell 5. Nivell de sessió: Protocol HTTPS.</text:p>
                  </text:list-item>
                  <text:list-item>
                    <text:p text:style-name="P63">Nivell 4. Nivell de transport : Protocol TCP.</text:p>
                  </text:list-item>
                  <text:list-item>
                    <text:p text:style-name="P63">Nivell 3. Nivell de xarxa : Protocol IP.</text:p>
                  </text:list-item>
                  <text:list-item>
                    <text:p text:style-name="P63">Nivell 2. Nivell d'enllaç : Protocol Ethernet. Adreces MAC.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ula1.A4" table:number-columns-spanned="2" office:value-type="string">
            <text:p text:style-name="P51">Desenvolupament de l'activitat</text:p>
          </table:table-cell>
          <table:covered-table-cell/>
        </table:table-row>
        <table:table-row>
          <table:table-cell table:style-name="Taula1.A5" table:number-columns-spanned="2" office:value-type="string">
            <text:list text:style-name="L25">
              <text:list-item>
                <text:p text:style-name="P64">Pràctica guiada mitjançant l'ús de l'aplicació Ethereal.</text:p>
              </text:list-item>
            </text:list>
          </table:table-cell>
          <table:covered-table-cell/>
        </table:table-row>
        <table:table-row>
          <table:table-cell table:style-name="Taula1.A4" table:number-columns-spanned="2" office:value-type="string">
            <text:p text:style-name="P51">Recursos</text:p>
          </table:table-cell>
          <table:covered-table-cell/>
        </table:table-row>
        <table:table-row>
          <table:table-cell table:style-name="Taula1.A5" table:number-columns-spanned="2" office:value-type="string">
            <text:list text:style-name="L26">
              <text:list-item>
                <text:p text:style-name="P65">Ordinadors connectats amb xarxa d'àrea local amb connexió a Internet.</text:p>
              </text:list-item>
              <text:list-item>
                <text:p text:style-name="P65">Transparències que els alumnes poden descarregar-se de la Intranet</text:p>
              </text:list-item>
            </text:list>
          </table:table-cell>
          <table:covered-table-cell/>
        </table:table-row>
        <table:table-row>
          <table:table-cell table:style-name="Taula1.A4" table:number-columns-spanned="2" office:value-type="string">
            <text:p text:style-name="P51">Avaluació</text:p>
          </table:table-cell>
          <table:covered-table-cell/>
        </table:table-row>
        <table:table-row>
          <table:table-cell table:style-name="Taula1.A5" table:number-columns-spanned="2" office:value-type="string">
            <text:p text:style-name="P43">Mitjançant la fitxa de registre (veure l'Annex 1), avaluaré els continguts actitudinals: motivació i interès per la matèria, participació i assistència, així com l'observació de la realització de les <text:s/>activitats proposades.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StarSymbol" svg:font-family="StarSymbol, 'Arial Unicode MS'" style:font-charset="x-symbol"/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Objecte_20_amb_20_fletxa" style:display-name="Objecte amb fletxa" style:family="paragraph" style:parent-style-name="Standard"/>
    <style:style style:name="Objecte_20_amb_20_ombra" style:display-name="Objecte amb ombra" style:family="paragraph" style:parent-style-name="Standard"/>
    <style:style style:name="Objecte_20_sense_20_emplenament" style:display-name="Objecte sense emplenament" style:family="paragraph" style:parent-style-name="Standard"/>
    <style:style style:name="Cos_20_del_20_text_20_justificat" style:display-name="Cos del text justificat" style:family="paragraph" style:parent-style-name="Standard">
      <style:paragraph-properties fo:text-align="start" style:justify-single-word="false"/>
    </style:style>
    <style:style style:name="Sagnat_20_de_20_la_20_primera_20_línia" style:display-name="Sagnat de la primera línia" style:family="paragraph" style:parent-style-name="Standard">
      <style:paragraph-properties fo:margin-left="0cm" fo:margin-right="0cm" fo:text-indent="0.6cm" style:auto-text-indent="false"/>
    </style:style>
    <style:style style:name="Títol1" style:family="paragraph" style:parent-style-name="Standard">
      <style:paragraph-properties fo:text-align="center" style:justify-single-word="false"/>
    </style:style>
    <style:style style:name="Títol2" style:family="paragraph" style:parent-style-name="Standard">
      <style:paragraph-properties fo:margin-left="0.199cm" fo:margin-right="0.199cm" fo:margin-top="0.101cm" fo:margin-bottom="0.101cm" fo:text-align="center" style:justify-single-word="false" fo:text-indent="0cm" style:auto-text-indent="false"/>
    </style:style>
    <style:style style:name="Encapçalament1" style:family="paragraph" style:parent-style-name="Standard">
      <style:paragraph-properties fo:margin-top="0.42cm" fo:margin-bottom="0.21cm"/>
    </style:style>
    <style:style style:name="Encapçalament2" style:family="paragraph" style:parent-style-name="Standard">
      <style:paragraph-properties fo:margin-top="0.42cm" fo:margin-bottom="0.21cm"/>
    </style:style>
    <style:style style:name="Dimensiona_20_la_20_línia" style:display-name="Dimensiona la línia" style:family="paragraph" style:parent-style-name="Standard"/>
    <style:style style:name="Per_20_defecte_7e_LT_7e_Gliederung_20_1" style:display-name="Per defecte~LT~Gliederung 1" style:family="paragraph">
      <style:paragraph-properties fo:margin-left="1.199cm" fo:margin-right="0cm" fo:margin-top="0cm" fo:margin-bottom="0.499cm" fo:text-indent="-0.9cm" style:auto-text-indent="false" style:text-autospace="none"/>
      <style:text-properties fo:color="#0066cc" style:text-outline="false" style:text-line-through-style="none" style:font-name="DejaVu Sans" fo:font-size="32pt" fo:font-style="normal" fo:text-shadow="1pt 1pt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Per_20_defecte_7e_LT_7e_Gliederung_20_2" style:display-name="Per defecte~LT~Gliederung 2" style:family="paragraph" style:parent-style-name="Per_20_defect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color="#000000" fo:font-size="28pt" fo:text-shadow="none" style:font-size-asian="28pt" style:font-size-complex="28pt"/>
    </style:style>
    <style:style style:name="Per_20_defecte_7e_LT_7e_Gliederung_20_3" style:display-name="Per defecte~LT~Gliederung 3" style:family="paragraph" style:parent-style-name="Per_20_defect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er_20_defecte_7e_LT_7e_Gliederung_20_4" style:display-name="Per defecte~LT~Gliederung 4" style:family="paragraph" style:parent-style-name="Per_20_defect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er_20_defecte_7e_LT_7e_Gliederung_20_5" style:display-name="Per defecte~LT~Gliederung 5" style:family="paragraph" style:parent-style-name="Per_20_defect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Per_20_defecte_7e_LT_7e_Gliederung_20_6" style:display-name="Per defecte~LT~Gliederung 6" style:family="paragraph" style:parent-style-name="Per_20_defecte_7e_LT_7e_Gliederung_20_5">
      <style:paragraph-properties fo:margin-left="7.2cm" fo:margin-right="0cm" fo:text-indent="-0.6cm" style:auto-text-indent="false">
        <style:tab-stops/>
      </style:paragraph-properties>
    </style:style>
    <style:style style:name="Per_20_defecte_7e_LT_7e_Gliederung_20_7" style:display-name="Per defecte~LT~Gliederung 7" style:family="paragraph" style:parent-style-name="Per_20_defecte_7e_LT_7e_Gliederung_20_6">
      <style:paragraph-properties fo:margin-left="8.4cm" fo:margin-right="0cm" fo:text-indent="-0.6cm" style:auto-text-indent="false">
        <style:tab-stops/>
      </style:paragraph-properties>
    </style:style>
    <style:style style:name="Per_20_defecte_7e_LT_7e_Gliederung_20_8" style:display-name="Per defecte~LT~Gliederung 8" style:family="paragraph" style:parent-style-name="Per_20_defecte_7e_LT_7e_Gliederung_20_7">
      <style:paragraph-properties fo:margin-left="9.601cm" fo:margin-right="0cm" fo:text-indent="-0.6cm" style:auto-text-indent="false">
        <style:tab-stops/>
      </style:paragraph-properties>
    </style:style>
    <style:style style:name="Per_20_defecte_7e_LT_7e_Gliederung_20_9" style:display-name="Per defecte~LT~Gliederung 9" style:family="paragraph" style:parent-style-name="Per_20_defecte_7e_LT_7e_Gliederung_20_8">
      <style:paragraph-properties fo:margin-left="10.8cm" fo:margin-right="0cm" fo:text-indent="-0.6cm" style:auto-text-indent="false">
        <style:tab-stops/>
      </style:paragraph-properties>
    </style:style>
    <style:style style:name="Per_20_defecte_7e_LT_7e_Titel" style:display-name="Per defecte~LT~Titel" style:family="paragraph">
      <style:paragraph-properties fo:text-align="center" style:justify-single-word="false" style:text-autospace="none"/>
      <style:text-properties fo:color="#355e00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Per_20_defecte_7e_LT_7e_Untertitel" style:display-name="Per defecte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Per_20_defecte_7e_LT_7e_Notizen" style:display-name="Per defecte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/>
    </style:style>
    <style:style style:name="Per_20_defecte_7e_LT_7e_Hintergrundobjekte" style:display-name="Per defecte~LT~Hintergrundobjekte" style:family="paragraph">
      <style:paragraph-properties style:text-autospace="none"/>
    </style:style>
    <style:style style:name="Per_20_defecte_7e_LT_7e_Hintergrund" style:display-name="Per defecte~LT~Hintergrund" style:family="paragraph">
      <style:paragraph-properties style:text-autospace="none"/>
    </style:style>
    <style:style style:name="WW-Títol" style:family="paragraph">
      <style:paragraph-properties fo:text-align="center" style:justify-single-word="false" style:text-autospace="none"/>
      <style:text-properties fo:color="#355e00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Objectes_20_de_20_fons" style:display-name="Objectes de fons" style:family="paragraph">
      <style:paragraph-properties style:text-autospace="none"/>
    </style:style>
    <style:style style:name="Fons" style:family="paragraph">
      <style:paragraph-properties style:text-autospace="non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/>
    </style:style>
    <style:style style:name="Contorn_20_1" style:display-name="Contorn 1" style:family="paragraph">
      <style:paragraph-properties fo:margin-left="1.199cm" fo:margin-right="0cm" fo:margin-top="0cm" fo:margin-bottom="0.499cm" fo:text-indent="-0.9cm" style:auto-text-indent="false" style:text-autospace="none"/>
      <style:text-properties fo:color="#0066cc" style:text-outline="false" style:text-line-through-style="none" style:font-name="DejaVu Sans" fo:font-size="32pt" fo:font-style="normal" fo:text-shadow="1pt 1pt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Contorn_20_2" style:display-name="Contorn 2" style:family="paragraph" style:parent-style-name="Contorn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color="#000000" fo:font-size="28pt" fo:text-shadow="none" style:font-size-asian="28pt" style:font-size-complex="28pt"/>
    </style:style>
    <style:style style:name="Contorn_20_3" style:display-name="Contorn 3" style:family="paragraph" style:parent-style-name="Contorn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Contorn_20_4" style:display-name="Contorn 4" style:family="paragraph" style:parent-style-name="Contorn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Contorn_20_5" style:display-name="Contorn 5" style:family="paragraph" style:parent-style-name="Contorn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Contorn_20_6" style:display-name="Contorn 6" style:family="paragraph" style:parent-style-name="Contorn_20_5">
      <style:paragraph-properties fo:margin-left="7.2cm" fo:margin-right="0cm" fo:text-indent="-0.6cm" style:auto-text-indent="false">
        <style:tab-stops/>
      </style:paragraph-properties>
    </style:style>
    <style:style style:name="Contorn_20_7" style:display-name="Contorn 7" style:family="paragraph" style:parent-style-name="Contorn_20_6">
      <style:paragraph-properties fo:margin-left="8.4cm" fo:margin-right="0cm" fo:text-indent="-0.6cm" style:auto-text-indent="false">
        <style:tab-stops/>
      </style:paragraph-properties>
    </style:style>
    <style:style style:name="Contorn_20_8" style:display-name="Contorn 8" style:family="paragraph" style:parent-style-name="Contorn_20_7">
      <style:paragraph-properties fo:margin-left="9.601cm" fo:margin-right="0cm" fo:text-indent="-0.6cm" style:auto-text-indent="false">
        <style:tab-stops/>
      </style:paragraph-properties>
    </style:style>
    <style:style style:name="Contorn_20_9" style:display-name="Contorn 9" style:family="paragraph" style:parent-style-name="Contorn_20_8">
      <style:paragraph-properties fo:margin-left="10.8cm" fo:margin-right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21pt" style:font-size-asian="21pt" style:font-size-complex="21pt"/>
    </style:style>
    <style:style style:name="Table_20_Contents_20__28_user_29_" style:display-name="Table Contents (user)" style:family="paragraph">
      <style:paragraph-properties style:text-autospace="none"/>
      <style:text-properties fo:font-size="21pt" style:font-size-asian="21pt" style:font-size-complex="21pt"/>
    </style:style>
    <style:style style:name="Body_20_Text" style:display-name="Body Text" style:family="paragraph">
      <style:paragraph-properties fo:margin-top="0cm" fo:margin-bottom="0.374cm" style:text-autospace="none"/>
      <style:text-properties fo:font-size="21pt" style:font-size-asian="21pt" style:font-size-complex="21pt"/>
    </style:style>
    <style:style style:name="Table_20_Heading_20__28_user_29_" style:display-name="Table Heading (user)" style:family="paragraph">
      <style:paragraph-properties fo:text-align="center" style:justify-single-word="false" style:text-autospace="none"/>
      <style:text-properties fo:font-size="21pt" fo:font-style="italic" fo:font-weight="bold" style:font-size-asian="21pt" style:font-style-asian="italic" style:font-weight-asian="bold" style:font-size-complex="21pt" style:font-style-complex="italic" style:font-weight-complex="bold"/>
    </style:style>
    <style:style style:name="Bullet_20_Symbols" style:display-name="Bullet Symbols" style:family="paragraph">
      <style:paragraph-properties style:text-autospace="none"/>
      <style:text-properties style:font-name="StarSymbol" fo:font-size="15.5pt" style:font-name-asian="StarSymbol" style:font-size-asian="15.5pt" style:font-name-complex="StarSymbol" style:font-size-complex="15.5pt"/>
    </style:style>
    <style:style style:name="Heading_20__28_user_29_" style:display-name="Heading (user)" style:family="paragraph">
      <style:paragraph-properties fo:margin-top="0.746cm" fo:margin-bottom="0.374cm" style:text-autospace="none"/>
      <style:text-properties style:font-name="Arial" fo:font-size="24.5pt" style:font-name-asian="Arial" style:font-size-asian="24.5pt" style:font-name-complex="Arial" style:font-size-complex="24.5pt"/>
    </style:style>
    <style:style style:name="heading_20_2" style:display-name="heading 2" style:family="paragraph">
      <style:paragraph-properties fo:margin-top="0.746cm" fo:margin-bottom="0.374cm" style:text-autospace="none"/>
      <style:text-properties style:font-name="Arial" fo:font-size="24.5pt" fo:font-style="italic" fo:font-weight="bold" style:font-name-asian="Arial" style:font-size-asian="24.5pt" style:font-style-asian="italic" style:font-weight-asian="bold" style:font-name-complex="Arial" style:font-size-complex="24.5pt" style:font-style-complex="italic" style:font-weight-complex="bold"/>
    </style:style>
    <style:style style:name="Numbering_20_Symbols" style:display-name="Numbering Symbols" style:family="paragraph">
      <style:paragraph-properties style:text-autospace="none"/>
      <style:text-properties fo:font-size="21pt" style:font-size-asian="21pt" style:font-size-complex="21pt"/>
    </style:style>
    <style:style style:name="Per_20_defecte_20_1_7e_LT_7e_Gliederung_20_1" style:display-name="Per defecte 1~LT~Gliederung 1" style:family="paragraph">
      <style:paragraph-properties fo:margin-left="1.199cm" fo:margin-right="0cm" fo:margin-top="0cm" fo:margin-bottom="0.499cm" fo:text-indent="-0.9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Per_20_defecte_20_1_7e_LT_7e_Gliederung_20_2" style:display-name="Per defecte 1~LT~Gliederung 2" style:family="paragraph" style:parent-style-name="Per_20_defecte_20_1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er_20_defecte_20_1_7e_LT_7e_Gliederung_20_3" style:display-name="Per defecte 1~LT~Gliederung 3" style:family="paragraph" style:parent-style-name="Per_20_defecte_20_1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er_20_defecte_20_1_7e_LT_7e_Gliederung_20_4" style:display-name="Per defecte 1~LT~Gliederung 4" style:family="paragraph" style:parent-style-name="Per_20_defecte_20_1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er_20_defecte_20_1_7e_LT_7e_Gliederung_20_5" style:display-name="Per defecte 1~LT~Gliederung 5" style:family="paragraph" style:parent-style-name="Per_20_defecte_20_1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Per_20_defecte_20_1_7e_LT_7e_Gliederung_20_6" style:display-name="Per defecte 1~LT~Gliederung 6" style:family="paragraph" style:parent-style-name="Per_20_defecte_20_1_7e_LT_7e_Gliederung_20_5">
      <style:paragraph-properties fo:margin-left="7.2cm" fo:margin-right="0cm" fo:text-indent="-0.6cm" style:auto-text-indent="false">
        <style:tab-stops/>
      </style:paragraph-properties>
    </style:style>
    <style:style style:name="Per_20_defecte_20_1_7e_LT_7e_Gliederung_20_7" style:display-name="Per defecte 1~LT~Gliederung 7" style:family="paragraph" style:parent-style-name="Per_20_defecte_20_1_7e_LT_7e_Gliederung_20_6">
      <style:paragraph-properties fo:margin-left="8.4cm" fo:margin-right="0cm" fo:text-indent="-0.6cm" style:auto-text-indent="false">
        <style:tab-stops/>
      </style:paragraph-properties>
    </style:style>
    <style:style style:name="Per_20_defecte_20_1_7e_LT_7e_Gliederung_20_8" style:display-name="Per defecte 1~LT~Gliederung 8" style:family="paragraph" style:parent-style-name="Per_20_defecte_20_1_7e_LT_7e_Gliederung_20_7">
      <style:paragraph-properties fo:margin-left="9.601cm" fo:margin-right="0cm" fo:text-indent="-0.6cm" style:auto-text-indent="false">
        <style:tab-stops/>
      </style:paragraph-properties>
    </style:style>
    <style:style style:name="Per_20_defecte_20_1_7e_LT_7e_Gliederung_20_9" style:display-name="Per defecte 1~LT~Gliederung 9" style:family="paragraph" style:parent-style-name="Per_20_defecte_20_1_7e_LT_7e_Gliederung_20_8">
      <style:paragraph-properties fo:margin-left="10.8cm" fo:margin-right="0cm" fo:text-indent="-0.6cm" style:auto-text-indent="false">
        <style:tab-stops/>
      </style:paragraph-properties>
    </style:style>
    <style:style style:name="Per_20_defecte_20_1_7e_LT_7e_Titel" style:display-name="Per defecte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Per_20_defecte_20_1_7e_LT_7e_Untertitel" style:display-name="Per defecte 1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Per_20_defecte_20_1_7e_LT_7e_Notizen" style:display-name="Per defecte 1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/>
    </style:style>
    <style:style style:name="Per_20_defecte_20_1_7e_LT_7e_Hintergrundobjekte" style:display-name="Per defecte 1~LT~Hintergrundobjekte" style:family="paragraph">
      <style:paragraph-properties style:text-autospace="none"/>
    </style:style>
    <style:style style:name="Per_20_defecte_20_1_7e_LT_7e_Hintergrund" style:display-name="Per defecte 1~LT~Hintergrund" style:family="paragraph">
      <style:paragraph-properties style:text-autospace="none"/>
    </style:style>
    <style:style style:name="WW-Títol1" style:family="paragraph">
      <style:paragraph-properties fo:text-align="center" style:justify-single-word="false" style:text-autospace="none"/>
      <style:text-properties fo:color="#355e00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WW-Títol12" style:family="paragraph">
      <style:paragraph-properties fo:text-align="center" style:justify-single-word="false" style:text-autospace="none"/>
      <style:text-properties fo:color="#355e00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sergi</meta:initial-creator>
    <meta:creation-date>2006-06-22T01:00:55</meta:creation-date>
    <dc:creator>sergi</dc:creator>
    <dc:date>2006-06-24T02:48:15</dc:date>
    <dc:language>ca-ES</dc:language>
    <meta:editing-cycles>20</meta:editing-cycles>
    <meta:editing-duration>PT6H54M35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7" meta:paragraph-count="172" meta:word-count="1868" meta:character-count="12549"/>
  </office:meta>
</office:document-meta>
</file>